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right="-17.80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5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200.00%" fo:text-align="left"/>
    </style:style>
    <style:style style:name="P6" style:family="paragraph">
      <style:paragraph-properties fo:line-height="150.00%" fo:text-align="center"/>
    </style:style>
    <style:style style:name="P7" style:family="paragraph">
      <style:paragraph-properties fo:line-height="100.00%" fo:text-align="center"/>
    </style:style>
  </office:automatic-styles>
  <office:body>
    <office:text>
      <text:p text:style-name="P1"><text:span text:style-name="T1">Принтер</text:span></text:p>
      <text:p text:style-name="P2"><text:span text:style-name="T2">Для вывода документа на бумагу</text:span><text:span text:style-name="T3"><text:s/></text:span><text:span text:style-name="T4">к компьютеру подключается</text:span><text:span text:style-name="T5"><text:s/></text:span><text:span text:style-name="T6">печатающее</text:span></text:p>
      <text:p text:style-name="P3"><text:span text:style-name="T6">устройство<text:s/></text:span><text:span text:style-name="T7">—</text:span><text:span text:style-name="T8"><text:s/></text:span><text:span text:style-name="T9">принтер. Существуют</text:span><text:span text:style-name="T10"><text:s/></text:span><text:span text:style-name="T11">различные типы принтеров.</text:span></text:p>
      <text:p text:style-name="P4"><text:span text:style-name="T12">Матричный принтер печатает с помощью</text:span><text:span text:style-name="T13"><text:s/></text:span><text:span text:style-name="T14">металлических иголок, которые прижимают</text:span></text:p>
      <text:p text:style-name="P4"><text:span text:style-name="T14">к бумаге красящую ленту.</text:span></text:p>
      <text:p text:style-name="P4"><text:span text:style-name="T14"/></text:p>
      <text:p text:style-name="P5"><text:span text:style-name="T15">Струйный принтер наносит буквы на</text:span><text:span text:style-name="T16"><text:s/></text:span><text:span text:style-name="T17">бумагу, распыляя над ней капли чернил. С его помощью создаются не только чёрно-белые, но и цветные изображения.</text:span></text:p>
      <text:p text:style-name="P6"><text:span text:style-name="T17"/></text:p>
      <text:p text:style-name="P7"><text:span text:style-name="T18">В лазерном принтере для печати символов</text:span><text:span text:style-name="T19">используется лазерный луч. Это позволяет получать типографское качество печати.</text:span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